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language="en" fo:country="GB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language="en" fo:country="GB"/>
    </style:style>
    <style:style style:name="P3" style:family="paragraph" style:parent-style-name="Text_20_body">
      <style:paragraph-properties>
        <style:tab-stops>
          <style:tab-stop style:position="6.244cm"/>
          <style:tab-stop style:position="18.997cm"/>
        </style:tab-stops>
      </style:paragraph-properties>
      <style:text-properties style:font-name="Tahoma" fo:language="en" fo:country="GB"/>
    </style:style>
    <style:style style:name="P4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en" fo:country="GB" style:font-size-asian="10pt" style:font-size-complex="10pt"/>
    </style:style>
    <style:style style:name="P5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language="en" fo:country="GB"/>
    </style:style>
    <style:style style:name="P6" style:family="paragraph" style:parent-style-name="Text_20_body">
      <style:paragraph-properties fo:margin-top="0cm" fo:margin-bottom="0.21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en" fo:country="GB" style:font-size-asian="10pt" style:font-size-complex="10pt"/>
    </style:style>
    <style:style style:name="P7" style:family="paragraph" style:parent-style-name="Table_20_Contents">
      <style:paragraph-properties>
        <style:tab-stops>
          <style:tab-stop style:position="6.244cm"/>
        </style:tab-stops>
      </style:paragraph-properties>
      <style:text-properties style:font-name="Tahoma" fo:language="en" fo:country="GB"/>
    </style:style>
    <style:style style:name="P8" style:family="paragraph" style:parent-style-name="Table_20_Contents">
      <style:paragraph-properties>
        <style:tab-stops>
          <style:tab-stop style:position="6.244cm"/>
          <style:tab-stop style:position="6.35cm"/>
        </style:tab-stops>
      </style:paragraph-properties>
      <style:text-properties style:font-name="Tahoma" fo:language="en" fo:country="GB"/>
    </style:style>
    <style:style style:name="P9" style:family="paragraph" style:parent-style-name="Table_20_Contents">
      <style:paragraph-properties>
        <style:tab-stops>
          <style:tab-stop style:position="6.244cm"/>
        </style:tab-stops>
      </style:paragraph-properties>
      <style:text-properties style:font-name="Tahoma" fo:font-size="10pt" fo:language="en" fo:country="GB" style:font-size-asian="10pt" style:font-size-complex="10pt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en" fo:country="GB" style:font-size-asian="10pt" style:font-size-complex="10pt"/>
    </style:style>
    <style:style style:name="P11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en" fo:country="GB" style:font-size-asian="10pt" style:font-size-complex="10pt"/>
    </style:style>
    <style:style style:name="P13" style:family="paragraph" style:parent-style-name="Text_20_body">
      <style:paragraph-properties fo:margin-top="0cm" fo:margin-bottom="0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fo:color="#000000"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.21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.21cm">
        <style:tab-stops>
          <style:tab-stop style:position="2.434cm"/>
          <style:tab-stop style:position="6.244cm"/>
          <style:tab-stop style:position="18.997cm"/>
        </style:tab-stops>
      </style:paragraph-properties>
      <style:text-properties style:font-name="Tahoma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>
        <style:tab-stops>
          <style:tab-stop style:position="7.329cm"/>
        </style:tab-stops>
      </style:paragraph-properties>
      <style:text-properties style:font-name="Tahoma" fo:font-size="10pt" fo:language="en" fo:country="GB" style:font-size-asian="10pt" style:font-size-complex="10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6.535cm"/>
        </style:tab-stops>
      </style:paragraph-properties>
      <style:text-properties style:font-name="Tahoma"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ff" style:font-name="Arial" fo:font-weight="bold" style:font-weight-asian="bold" style:font-weight-complex="bold"/>
    </style:style>
    <style:style style:name="T6" style:family="text"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336699" style:font-name="Arial" fo:font-weight="bold" style:font-weight-asian="bold" style:font-weight-complex="bold"/>
    </style:style>
    <style:style style:name="T12" style:family="text">
      <style:text-properties fo:color="#336699" style:font-name="Arial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Jérémy Zogg<text:tab/><text:tab/><text:tab/>04.05.1988</text:p>
      <text:p text:style-name="P16">Rue des sablons 32<text:tab/><text:tab/><text:tab/>Swiss</text:p>
      <text:p text:style-name="P7"><text:span text:style-name="T7">2000 Neuchâtel</text:span><text:tab/></text:p>
      <text:p text:style-name="P8"/>
      <text:p text:style-name="P17"><text:span text:style-name="T7">+41 79 727 37 17</text:span><text:tab/>Master of Science Microengineering</text:p>
      <text:p text:style-name="P9">jeremy.zogg@gmail.com</text:p>
      <text:p text:style-name="P3"/>
      <text:p text:style-name="P3"/>
      <text:p text:style-name="P1"><text:tab/><text:span text:style-name="T11">PROFILE</text:span></text:p>
      <text:p text:style-name="P2"><text:tab/><text:span text:style-name="T7">With a generic formation in the EPFL I have studied different field of engineering as <text:tab/>mechanical/electronic development, signal processing or software development. During my 2 <text:tab/>years hired as scientific assistant in a search lab EPFL I have strongly improved my knowledge in software <text:tab/>development. I am looking for a position in the field of Computer Vision.</text:span></text:p>
      <text:p text:style-name="P10"/>
      <text:p text:style-name="P1"><text:tab/><text:span text:style-name="T11">EDUCATION</text:span></text:p>
      <text:p text:style-name="P4"><text:span text:style-name="T2">2010-2012<text:tab/></text:span><text:span text:style-name="T1">Master in MicroEngineering – Techniques de production</text:span></text:p>
      <text:p text:style-name="P4"><text:span text:style-name="T1"><text:tab/></text:span><text:span text:style-name="T2">Ecole Polytechnique Fédérale de Lausanne</text:span></text:p>
      <text:p text:style-name="P11"/>
      <text:p text:style-name="P4">2006-2010<text:tab/><text:span text:style-name="T1">Bachelor in MicroEngineering</text:span></text:p>
      <text:p text:style-name="P4"><text:span text:style-name="T1"><text:tab/></text:span><text:span text:style-name="T2">Ecole Polytechnique Fédérale de Lausanne</text:span></text:p>
      <text:p text:style-name="P11"/>
      <text:p text:style-name="P4"><text:span text:style-name="T2">2003-2006<text:tab/></text:span><text:span text:style-name="T1">Swiss Matura Diploma</text:span></text:p>
      <text:p text:style-name="P6"><text:span text:style-name="T1"><text:tab/></text:span><text:span text:style-name="T2">Lycée Denis-de-Rougemont Neuchâtel</text:span></text:p>
      <text:p text:style-name="P14"/>
      <text:p text:style-name="P1"><text:tab/><text:span text:style-name="T11">WORK EXPERIENCE</text:span></text:p>
      <text:p text:style-name="P4">2012-2015<text:tab/><text:span text:style-name="T1">Scientific Assistant in Laboratoire de Production Microtechnique – EPFL</text:span></text:p>
      <text:p text:style-name="P4"><text:span text:style-name="T1"><text:tab/></text:span><text:span text:style-name="T2">- work on several CTI Project, mainly in Computer vision domain</text:span></text:p>
      <text:p text:style-name="P11"><text:tab/>- improved skills on Software development in C/C++ and C#</text:p>
      <text:p text:style-name="P11"><text:tab/>- experience in cleanroom proces</text:p>
      <text:p text:style-name="P14"><text:tab/>- students master thesis overview</text:p>
      <text:p text:style-name="P4"><text:span text:style-name="T2">2010<text:tab/></text:span><text:span text:style-name="T1">Internship in </text:span><text:span text:style-name="T9">EM Microelectronic </text:span></text:p>
      <text:p text:style-name="P6"><text:span text:style-name="T9"><text:tab/></text:span><text:span text:style-name="T10">worked on a test bench for Chip control.</text:span></text:p>
      <text:p text:style-name="P15"/>
      <text:p text:style-name="P1"><text:tab/><text:span text:style-name="T11">COMPUTER SKILLS</text:span></text:p>
      <text:p text:style-name="P5"><text:tab/><text:span text:style-name="T7">Software Development : </text:span></text:p>
      <text:p text:style-name="P4"><text:tab/>C / C++, knowledge with different library (STL, Boost, OpenCV)</text:p>
      <text:p text:style-name="P4"><text:tab/>C#, Visual Basic, Latex</text:p>
      <text:p text:style-name="P4"><text:tab/>Other:</text:p>
      <text:p text:style-name="P4"><text:tab/>Matlab - Octave, Solidworks, Altium, Office</text:p>
      <text:p text:style-name="P4"/>
      <text:p text:style-name="P1"><text:span text:style-name="T7"><text:tab/></text:span><text:span text:style-name="T12">GENERAL SKILLS</text:span></text:p>
      <text:p text:style-name="P5"><text:span text:style-name="T4"><text:tab/></text:span><text:span text:style-name="T8">- good analytic mind</text:span></text:p>
      <text:p text:style-name="P13"><text:s/><text:tab/>- highly motivated to improve skills on new fields</text:p>
      <text:p text:style-name="P13"><text:tab/>- like to work on team</text:p>
      <text:p text:style-name="P13"><text:tab/>- </text:p>
      <text:p text:style-name="P13"/>
      <text:p text:style-name="P1"><text:span text:style-name="T3"><text:tab/></text:span><text:span text:style-name="T11">LANGUAGES</text:span></text:p>
      <text:p text:style-name="P5"><text:tab/><text:span text:style-name="T7">French:<text:tab/>Mother tongue</text:span></text:p>
      <text:p text:style-name="P4"><text:tab/>English:<text:tab/>Independent, B2</text:p>
      <text:p text:style-name="P4"><text:tab/>German:<text:tab/>A2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0.914cm" fo:margin-left="1.005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émy Zogg</meta:initial-creator>
    <meta:creation-date>2014-12-22T10:26:50.78</meta:creation-date>
    <dc:date>2014-12-23T15:50:26.05</dc:date>
    <dc:creator>Jérémy Zogg</dc:creator>
    <meta:editing-duration>PT12H12M58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1" meta:paragraph-count="37" meta:word-count="220" meta:character-count="1488"/>
  </office:meta>
</office:document-meta>
</file>